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54f7" officeooo:paragraph-rsid="000ddec9"/>
    </style:style>
    <style:style style:name="P2" style:family="paragraph" style:parent-style-name="Standard">
      <style:text-properties fo:font-size="12pt" fo:font-weight="normal" officeooo:rsid="000c54f7" officeooo:paragraph-rsid="000c54f7" style:font-size-asian="10.5pt" style:font-weight-asian="normal" style:font-size-complex="12pt" style:font-weight-complex="normal"/>
    </style:style>
    <style:style style:name="P3" style:family="paragraph" style:parent-style-name="Standard">
      <style:text-properties fo:font-weight="normal" officeooo:rsid="000c5dbf" officeooo:paragraph-rsid="000c5dbf" style:font-weight-asian="normal" style:font-weight-complex="normal"/>
    </style:style>
    <style:style style:name="P4" style:family="paragraph" style:parent-style-name="Standard">
      <style:text-properties fo:font-weight="normal" officeooo:rsid="000ddec9" officeooo:paragraph-rsid="000ddec9" style:font-weight-asian="normal" style:font-weight-complex="normal"/>
    </style:style>
    <style:style style:name="P5" style:family="paragraph" style:parent-style-name="Standard">
      <style:text-properties fo:font-weight="normal" officeooo:rsid="000e6780" officeooo:paragraph-rsid="000e6780" style:font-weight-asian="normal" style:font-weight-complex="normal"/>
    </style:style>
    <style:style style:name="P6" style:family="paragraph" style:parent-style-name="Standard">
      <style:text-properties fo:font-weight="normal" officeooo:rsid="000f17a7" officeooo:paragraph-rsid="000f17a7" style:font-weight-asian="normal" style:font-weight-complex="normal"/>
    </style:style>
    <style:style style:name="P7" style:family="paragraph" style:parent-style-name="Standard">
      <style:text-properties fo:font-weight="normal" officeooo:rsid="00114654" officeooo:paragraph-rsid="00114654" style:font-weight-asian="normal" style:font-weight-complex="normal"/>
    </style:style>
    <style:style style:name="P8" style:family="paragraph" style:parent-style-name="Standard">
      <style:text-properties fo:font-weight="normal" officeooo:rsid="00114654" officeooo:paragraph-rsid="00129437" style:font-weight-asian="normal" style:font-weight-complex="normal"/>
    </style:style>
    <style:style style:name="P9" style:family="paragraph" style:parent-style-name="Standard">
      <style:text-properties fo:font-weight="bold" officeooo:rsid="00114654" officeooo:paragraph-rsid="00129437" style:font-weight-asian="bold" style:font-weight-complex="bold"/>
    </style:style>
    <style:style style:name="P10" style:family="paragraph" style:parent-style-name="Standard">
      <style:text-properties fo:font-size="13pt" fo:font-weight="bold" officeooo:rsid="00129437" officeooo:paragraph-rsid="00129437" style:font-size-asian="13pt" style:font-weight-asian="bold" style:font-size-complex="13pt" style:font-weight-complex="bold"/>
    </style:style>
    <style:style style:name="P11" style:family="paragraph" style:parent-style-name="Standard">
      <style:text-properties fo:font-size="13pt" fo:font-weight="bold" officeooo:rsid="000c54f7" officeooo:paragraph-rsid="000ddec9" style:font-size-asian="13pt" style:font-weight-asian="bold" style:font-size-complex="13pt" style:font-weight-complex="bold"/>
    </style:style>
    <style:style style:name="P12" style:family="paragraph" style:parent-style-name="Standard">
      <style:text-properties fo:font-size="13pt" fo:font-weight="bold" officeooo:rsid="000c54f7" officeooo:paragraph-rsid="000c54f7" style:font-size-asian="13pt" style:font-weight-asian="bold" style:font-size-complex="13pt" style:font-weight-complex="bold"/>
    </style:style>
    <style:style style:name="P13" style:family="paragraph" style:parent-style-name="Standard">
      <style:text-properties fo:font-size="13pt" fo:font-weight="bold" officeooo:rsid="00211397" officeooo:paragraph-rsid="00211397" style:font-size-asian="13pt" style:font-weight-asian="bold" style:font-size-complex="13pt" style:font-weight-complex="bold"/>
    </style:style>
    <style:style style:name="P14" style:family="paragraph" style:parent-style-name="Standard">
      <style:text-properties fo:font-size="13pt" fo:font-weight="bold" officeooo:rsid="002748a7" officeooo:paragraph-rsid="002748a7" style:font-size-asian="13pt" style:font-weight-asian="bold" style:font-size-complex="13pt" style:font-weight-complex="bold"/>
    </style:style>
    <style:style style:name="P15" style:family="paragraph" style:parent-style-name="Standard">
      <style:text-properties fo:font-weight="bold" officeooo:rsid="000c5dbf" officeooo:paragraph-rsid="000c5dbf" style:font-weight-asian="bold" style:font-weight-complex="bold"/>
    </style:style>
    <style:style style:name="P16" style:family="paragraph" style:parent-style-name="Standard">
      <style:text-properties fo:font-weight="bold" officeooo:rsid="000ddec9" officeooo:paragraph-rsid="000ddec9" style:font-weight-asian="bold" style:font-weight-complex="bold"/>
    </style:style>
    <style:style style:name="P17" style:family="paragraph" style:parent-style-name="Standard">
      <style:text-properties fo:font-weight="bold" officeooo:rsid="000e6780" officeooo:paragraph-rsid="000ddec9" style:font-weight-asian="bold" style:font-weight-complex="bold"/>
    </style:style>
    <style:style style:name="P18" style:family="paragraph" style:parent-style-name="Standard">
      <style:text-properties fo:font-size="12pt" fo:font-weight="normal" officeooo:rsid="00129437" officeooo:paragraph-rsid="00129437" style:font-size-asian="10.5pt" style:font-weight-asian="normal" style:font-size-complex="12pt" style:font-weight-complex="normal"/>
    </style:style>
    <style:style style:name="P19" style:family="paragraph" style:parent-style-name="Standard">
      <style:text-properties fo:font-size="12pt" fo:font-weight="normal" officeooo:rsid="0016929a" officeooo:paragraph-rsid="0018d74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8616a" officeooo:paragraph-rsid="001d6757" style:font-size-asian="10.5pt" style:font-weight-asian="normal" style:font-size-complex="12pt" style:font-weight-complex="normal"/>
    </style:style>
    <style:style style:name="P21" style:family="paragraph" style:parent-style-name="Standard">
      <style:text-properties fo:font-size="12pt" fo:font-weight="normal" officeooo:rsid="0018616a" officeooo:paragraph-rsid="001d6757" style:font-size-asian="10.5pt" style:font-weight-asian="normal" style:font-size-complex="12pt" style:font-weight-complex="normal"/>
    </style:style>
    <style:style style:name="P22" style:family="paragraph" style:parent-style-name="Standard">
      <style:text-properties fo:font-size="12pt" fo:font-weight="normal" officeooo:rsid="001acfb7" officeooo:paragraph-rsid="001b6d4a" style:font-size-asian="10.5pt" style:font-weight-asian="normal" style:font-size-complex="12pt" style:font-weight-complex="normal"/>
    </style:style>
    <style:style style:name="P23" style:family="paragraph" style:parent-style-name="Standard">
      <style:text-properties fo:font-size="12pt" fo:font-weight="normal" officeooo:rsid="001b6d4a" officeooo:paragraph-rsid="001b6d4a" style:font-size-asian="10.5pt" style:font-weight-asian="normal" style:font-size-complex="12pt" style:font-weight-complex="normal"/>
    </style:style>
    <style:style style:name="P24" style:family="paragraph" style:parent-style-name="Standard">
      <style:text-properties fo:font-size="12pt" fo:font-weight="normal" officeooo:rsid="001b7ea7" officeooo:paragraph-rsid="001b7ea7" style:font-size-asian="10.5pt" style:font-weight-asian="normal" style:font-size-complex="12pt" style:font-weight-complex="normal"/>
    </style:style>
    <style:style style:name="P25" style:family="paragraph" style:parent-style-name="Standard">
      <style:text-properties fo:font-size="12pt" fo:font-weight="normal" officeooo:rsid="001d6757" officeooo:paragraph-rsid="001d6757" style:font-size-asian="10.5pt" style:font-weight-asian="normal" style:font-size-complex="12pt" style:font-weight-complex="normal"/>
    </style:style>
    <style:style style:name="P26" style:family="paragraph" style:parent-style-name="Standard">
      <style:text-properties fo:font-size="12pt" fo:font-weight="normal" officeooo:rsid="00211397" officeooo:paragraph-rsid="00211397" style:font-size-asian="10.5pt" style:font-weight-asian="normal" style:font-size-complex="12pt" style:font-weight-complex="normal"/>
    </style:style>
    <style:style style:name="P27" style:family="paragraph" style:parent-style-name="Standard">
      <style:text-properties fo:font-size="12pt" fo:font-weight="normal" officeooo:rsid="00223be2" officeooo:paragraph-rsid="00223be2" style:font-size-asian="10.5pt" style:font-weight-asian="normal" style:font-size-complex="12pt" style:font-weight-complex="normal"/>
    </style:style>
    <style:style style:name="P28" style:family="paragraph" style:parent-style-name="Standard">
      <style:text-properties fo:font-size="12pt" fo:font-weight="normal" officeooo:rsid="00273c98" officeooo:paragraph-rsid="00273c98" style:font-size-asian="10.5pt" style:font-weight-asian="normal" style:font-size-complex="12pt" style:font-weight-complex="normal"/>
    </style:style>
    <style:style style:name="P29" style:family="paragraph" style:parent-style-name="Standard">
      <style:text-properties fo:font-size="12pt" fo:font-weight="normal" officeooo:rsid="0027e186" officeooo:paragraph-rsid="002748a7" style:font-size-asian="10.5pt" style:font-weight-asian="normal" style:font-size-complex="12pt" style:font-weight-complex="normal"/>
    </style:style>
    <style:style style:name="P30" style:family="paragraph" style:parent-style-name="Standard">
      <style:text-properties fo:font-size="12pt" fo:font-weight="normal" officeooo:rsid="002902c5" officeooo:paragraph-rsid="002902c5" style:font-size-asian="10.5pt" style:font-weight-asian="normal" style:font-size-complex="12pt" style:font-weight-complex="normal"/>
    </style:style>
    <style:style style:name="P31" style:family="paragraph" style:parent-style-name="Standard">
      <style:text-properties fo:font-size="12pt" fo:font-weight="bold" officeooo:rsid="0015305c" officeooo:paragraph-rsid="0015305c" style:font-size-asian="10.5pt" style:font-weight-asian="bold" style:font-size-complex="12pt" style:font-weight-complex="bold"/>
    </style:style>
    <style:style style:name="P32" style:family="paragraph" style:parent-style-name="Standard">
      <style:text-properties fo:font-size="12pt" fo:font-weight="bold" officeooo:rsid="0016929a" officeooo:paragraph-rsid="0016929a" style:font-size-asian="10.5pt" style:font-weight-asian="bold" style:font-size-complex="12pt" style:font-weight-complex="bold"/>
    </style:style>
    <style:style style:name="P33" style:family="paragraph" style:parent-style-name="Standard">
      <style:text-properties fo:font-size="12pt" fo:font-weight="bold" officeooo:rsid="0018616a" officeooo:paragraph-rsid="001d6757" style:font-size-asian="10.5pt" style:font-weight-asian="bold" style:font-size-complex="12pt" style:font-weight-complex="bold"/>
    </style:style>
    <style:style style:name="P34" style:family="paragraph" style:parent-style-name="Standard">
      <style:text-properties fo:font-size="12pt" fo:font-weight="bold" officeooo:rsid="0018d748" officeooo:paragraph-rsid="0018d748" style:font-size-asian="10.5pt" style:font-weight-asian="bold" style:font-size-complex="12pt" style:font-weight-complex="bold"/>
    </style:style>
    <style:style style:name="P35" style:family="paragraph" style:parent-style-name="Standard">
      <style:text-properties fo:font-size="12pt" fo:font-weight="bold" officeooo:rsid="0018d748" officeooo:paragraph-rsid="0016929a" style:font-size-asian="10.5pt" style:font-weight-asian="bold" style:font-size-complex="12pt" style:font-weight-complex="bold"/>
    </style:style>
    <style:style style:name="P36" style:family="paragraph" style:parent-style-name="Standard">
      <style:text-properties fo:font-size="12pt" fo:font-weight="bold" officeooo:rsid="001b7ea7" officeooo:paragraph-rsid="001b7ea7" style:font-size-asian="10.5pt" style:font-weight-asian="bold" style:font-size-complex="12pt" style:font-weight-complex="bold"/>
    </style:style>
    <style:style style:name="P37" style:family="paragraph" style:parent-style-name="Standard">
      <style:text-properties fo:font-size="12pt" fo:font-weight="bold" officeooo:rsid="001eb4e0" officeooo:paragraph-rsid="001eb4e0" style:font-size-asian="10.5pt" style:font-weight-asian="bold" style:font-size-complex="12pt" style:font-weight-complex="bold"/>
    </style:style>
    <style:style style:name="P38" style:family="paragraph" style:parent-style-name="Standard">
      <style:text-properties fo:font-size="12pt" fo:font-weight="bold" officeooo:rsid="002902c5" officeooo:paragraph-rsid="002902c5" style:font-size-asian="10.5pt" style:font-weight-asian="bold" style:font-size-complex="12pt" style:font-weight-complex="bold"/>
    </style:style>
    <style:style style:name="P39" style:family="paragraph" style:parent-style-name="Standard">
      <style:text-properties fo:font-variant="normal" fo:text-transform="none" fo:color="#000000" loext:opacity="100%" style:font-name="Arial" fo:font-size="9pt" fo:letter-spacing="normal" fo:font-style="normal" fo:font-weight="normal" officeooo:rsid="0016929a" officeooo:paragraph-rsid="0018d748" style:font-size-asian="10.5pt" style:font-weight-asian="normal" style:font-size-complex="12pt" style:font-weight-complex="normal"/>
    </style:style>
    <style:style style:name="P40" style:family="paragraph" style:parent-style-name="Standard">
      <style:text-properties fo:font-variant="normal" fo:text-transform="none" fo:color="#000000" loext:opacity="100%" style:font-name="Arial" fo:font-size="12pt" fo:letter-spacing="normal" fo:font-style="normal" fo:font-weight="normal" officeooo:rsid="001b6d4a" officeooo:paragraph-rsid="001b6d4a" style:font-size-asian="12pt" style:font-weight-asian="normal" style:font-size-complex="12pt" style:font-weight-complex="normal"/>
    </style:style>
    <style:style style:name="P41" style:family="paragraph" style:parent-style-name="Text_20_body">
      <style:text-properties fo:color="#252525" loext:opacity="100%" fo:font-size="18pt" officeooo:rsid="002dfba9" officeooo:paragraph-rsid="002dfba9"/>
    </style:style>
    <style:style style:name="P42" style:family="paragraph" style:parent-style-name="Text_20_body">
      <style:text-properties fo:color="#252525" loext:opacity="100%" fo:font-size="12pt" officeooo:rsid="002e5dbf" officeooo:paragraph-rsid="002e5dbf" style:font-size-asian="10.5pt" style:font-size-complex="12pt"/>
    </style:style>
    <style:style style:name="P43" style:family="paragraph" style:parent-style-name="Text_20_body">
      <style:text-properties fo:color="#252525" loext:opacity="100%" fo:font-size="12pt" officeooo:rsid="0030550d" officeooo:paragraph-rsid="0030550d" style:font-size-asian="10.5pt" style:font-size-complex="12pt"/>
    </style:style>
    <style:style style:name="P44" style:family="paragraph" style:parent-style-name="Text_20_body">
      <style:text-properties fo:color="#252525" loext:opacity="100%" fo:font-size="12pt" officeooo:rsid="0031f08e" officeooo:paragraph-rsid="0031f08e" style:font-size-asian="10.5pt" style:font-size-complex="12pt"/>
    </style:style>
    <style:style style:name="P45" style:family="paragraph" style:parent-style-name="Text_20_body">
      <style:text-properties fo:color="#252525" loext:opacity="100%" fo:font-size="12pt" fo:font-weight="normal" officeooo:rsid="0027e186" officeooo:paragraph-rsid="002748a7" style:font-size-asian="12pt" style:font-weight-asian="normal" style:font-size-complex="12pt" style:font-weight-complex="normal"/>
    </style:style>
    <style:style style:name="P46" style:family="paragraph" style:parent-style-name="Text_20_body">
      <style:text-properties fo:color="#252525" loext:opacity="100%" fo:font-size="12pt" style:font-size-asian="12pt" style:font-size-complex="12pt"/>
    </style:style>
    <style:style style:name="P47" style:family="paragraph" style:parent-style-name="Text_20_body">
      <style:text-properties fo:color="#252525" loext:opacity="100%" fo:font-size="12pt" officeooo:rsid="002dfba9" officeooo:paragraph-rsid="002dfba9" style:font-size-asian="12pt" style:font-size-complex="12pt"/>
    </style:style>
    <style:style style:name="P48" style:family="paragraph" style:parent-style-name="Text_20_body" style:list-style-name="L2">
      <style:text-properties fo:font-size="12pt" officeooo:paragraph-rsid="002902c5" style:font-size-asian="12pt" style:font-size-complex="12pt"/>
    </style:style>
    <style:style style:name="P49" style:family="paragraph" style:parent-style-name="Text_20_body" style:list-style-name="L2">
      <style:text-properties fo:font-size="12pt" style:font-size-asian="12pt" style:font-size-complex="12pt"/>
    </style:style>
    <style:style style:name="P50" style:family="paragraph" style:parent-style-name="Text_20_body">
      <style:text-properties officeooo:rsid="002d1385" officeooo:paragraph-rsid="002d1385"/>
    </style:style>
    <style:style style:name="P51" style:family="paragraph">
      <loext:graphic-properties draw:fill-color="#ffffd7"/>
    </style:style>
    <style:style style:name="T1" style:family="text">
      <style:text-properties fo:font-weight="bold" style:font-weight-asian="bold" style:font-weight-complex="bold"/>
    </style:style>
    <style:style style:name="T2" style:family="text">
      <style:text-properties fo:font-weight="bold" officeooo:rsid="0018d748" style:font-weight-asian="bold" style:font-weight-complex="bold"/>
    </style:style>
    <style:style style:name="T3" style:family="text">
      <style:text-properties fo:font-weight="bold" officeooo:rsid="00205db3" style:font-weight-asian="bold" style:font-weight-complex="bold"/>
    </style:style>
    <style:style style:name="T4" style:family="text">
      <style:text-properties officeooo:rsid="000de177"/>
    </style:style>
    <style:style style:name="T5" style:family="text">
      <style:text-properties officeooo:rsid="00129437"/>
    </style:style>
    <style:style style:name="T6" style:family="text">
      <style:text-properties officeooo:rsid="0015305c"/>
    </style:style>
    <style:style style:name="T7" style:family="text">
      <style:text-properties officeooo:rsid="0018d748"/>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223be2" style:font-size-asian="10.5pt" style:font-weight-asian="normal" style:font-size-complex="12pt" style:font-weight-complex="normal"/>
    </style:style>
    <style:style style:name="T10" style:family="text">
      <style:text-properties officeooo:rsid="001b7ea7"/>
    </style:style>
    <style:style style:name="T11" style:family="text">
      <style:text-properties fo:color="#252525" loext:opacity="100%"/>
    </style:style>
    <style:style style:name="T12" style:family="text">
      <style:text-properties fo:color="#252525" loext:opacity="100%" fo:font-size="14pt"/>
    </style:style>
    <style:style style:name="T13" style:family="text">
      <style:text-properties fo:color="#252525" loext:opacity="100%" fo:font-size="14pt" fo:font-weight="normal" officeooo:rsid="002902c5" style:font-size-asian="10.5pt" style:font-weight-asian="normal" style:font-size-complex="12pt" style:font-weight-complex="normal"/>
    </style:style>
    <style:style style:name="T14" style:family="text">
      <style:text-properties fo:color="#252525" loext:opacity="100%" fo:font-weight="normal" officeooo:rsid="002902c5" style:font-weight-asian="normal" style:font-weight-complex="normal"/>
    </style:style>
    <style:style style:name="T15" style:family="text">
      <style:text-properties fo:font-size="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201in" fo:min-width="0.383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201in" fo:min-width="0.966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201in" fo:min-width="0.6717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201in" fo:min-width="0.3646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d7" draw:textarea-horizontal-align="justify" draw:textarea-vertical-align="middle" draw:auto-grow-height="false" fo:min-height="0.4165in" fo:min-width="0.8646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1"/>
      <text:p text:style-name="P11">Statically Type Language</text:p>
      <text:p text:style-name="P12"/>
      <text:p text:style-name="P2">Statically Typed means the data type of a variable is known at the compile time. That means programmer has to specify the data type of a variable at the time of its declaration.</text:p>
      <text:p text:style-name="Standard"/>
      <text:p text:style-name="P15">Dynamically typed Language</text:p>
      <text:p text:style-name="P15"/>
      <text:p text:style-name="P3">Dynamically type data means interpreter assign data type the data type to a variable at runtime. There are no any per-defined data types. Types are checking at rum-time.</text:p>
      <text:p text:style-name="P3"/>
      <text:p text:style-name="P4">Java belong to statically and Dynamic type both.</text:p>
      <text:p text:style-name="P15"/>
      <text:p text:style-name="P16">Strongly Typed Language</text:p>
      <text:p text:style-name="P16"/>
      <text:p text:style-name="P4">Types are Checking Strictly. It<text:span text:style-name="T4"> is necessary to specify the data type of <text:s/>a variable.</text:span></text:p>
      <text:p text:style-name="P6">Java belongs to the Strongly typed language.</text:p>
      <text:p text:style-name="P4"/>
      <text:p text:style-name="P16"/>
      <text:p text:style-name="P16">Loosely Typed Language</text:p>
      <text:p text:style-name="P17"/>
      <text:p text:style-name="P5">Data types are not checking Strictly. Loosely typed data types are not strongly bound with data types.</text:p>
      <text:p text:style-name="P16"/>
      <text:p text:style-name="P4"/>
      <text:p text:style-name="P8">2.</text:p>
      <text:p text:style-name="P9">Case Sensitive</text:p>
      <text:p text:style-name="P7"/>
      <text:p text:style-name="P7">case sensitive means characters <text:span text:style-name="T5">that </text:span>are in lower and uppercase <text:span text:style-name="T5">treated as distinct. That means distinguish small and Capital letters. Java</text:span><text:span text:style-name="T6"> is a Case sensitive language.</text:span></text:p>
      <text:p text:style-name="P7"/>
      <text:p text:style-name="P10">Case-Insensitive</text:p>
      <text:p text:style-name="P10"/>
      <text:p text:style-name="P18">case Insensitive means language is not be able to distinguish between Upper and Lower case versions of a letter.</text:p>
      <text:p text:style-name="P18"/>
      <text:p text:style-name="P18"/>
      <text:p text:style-name="P31">Case Sensitive-Insensitive</text:p>
      <text:p text:style-name="P31"/>
      <text:p text:style-name="P31"/>
      <text:p text:style-name="P19">3.</text:p>
      <text:p text:style-name="P19"/>
      <text:p text:style-name="P36">Identity Conversion</text:p>
      <text:p text:style-name="P39"/>
      <text:p text:style-name="P40">A Conversion from a type to that same type is permitted for any type.</text:p>
      <text:p text:style-name="P19"/>
      <text:p text:style-name="P22"><text:span text:style-name="T10">i</text:span>nt <text:span text:style-name="T10">y</text:span>=10;</text:p>
      <text:p text:style-name="P24">int x;</text:p>
      <text:p text:style-name="P24"/>
      <text:p text:style-name="P24">x=y;</text:p>
      <text:p text:style-name="P24">x=(int) y;</text:p>
      <text:p text:style-name="P23"><text:soft-page-break/></text:p>
      <text:p text:style-name="P25">4.</text:p>
      <text:p text:style-name="P21"/>
      <text:p text:style-name="P21"/>
      <text:p text:style-name="P21"><text:span text:style-name="T1">Widening </text:span><text:span text:style-name="T2">Primitive</text:span><text:span text:style-name="T1"> C</text:span><text:span text:style-name="T2">onversion</text:span></text:p>
      <text:p text:style-name="P21"/>
      <text:p text:style-name="P20">Converting a lower data type into higher data type called widening <text:span text:style-name="T7">conversion</text:span> is done automatically.</text:p>
      <text:p text:style-name="P20"><text:tab/><text:tab/> <text:s text:c="2"/></text:p>
      <text:p text:style-name="P20"><draw:custom-shape text:anchor-type="paragraph" draw:z-index="0" draw:name="Shape 2" draw:style-name="gr5" draw:text-style-name="P51" svg:width="0.865in" svg:height="0.4169in" svg:x="4.0028in" svg:y="0.0146in"><text:p><text:s text:c="6"/>Byte</text:p><draw:enhanced-geometry svg:viewBox="0 0 21600 21600" draw:type="rectangle" draw:enhanced-path="M 0 0 L 21600 0 21600 21600 0 21600 0 0 Z N"/></draw:custom-shape></text:p>
      <text:p text:style-name="P21"/>
      <text:p text:style-name="P33"><draw:custom-shape text:anchor-type="paragraph" draw:z-index="15" draw:name="Shape 1" draw:style-name="gr1" svg:width="0.4378in" svg:height="0.2398in" draw:transform="rotate (-1.56032435128293) translate (4.52638888888889in 0.12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custom-shape text:anchor-type="paragraph" draw:z-index="1" draw:name="Shape 3" draw:style-name="gr5" draw:text-style-name="P51" svg:width="0.865in" svg:height="0.4169in" svg:x="1.4508in" svg:y="0.0563in"><text:p><text:s text:c="5"/>byte</text:p><draw:enhanced-geometry svg:viewBox="0 0 21600 21600" draw:type="rectangle" draw:enhanced-path="M 0 0 L 21600 0 21600 21600 0 21600 0 0 Z N"/></draw:custom-shape><draw:custom-shape text:anchor-type="paragraph" draw:z-index="2" draw:name="Shape 4" draw:style-name="gr5" draw:text-style-name="P51" svg:width="0.865in" svg:height="0.4169in" svg:x="2.7736in" svg:y="0.0563in"><text:p><text:s text:c="6"/>short</text:p><draw:enhanced-geometry svg:viewBox="0 0 21600 21600" draw:type="rectangle" draw:enhanced-path="M 0 0 L 21600 0 21600 21600 0 21600 0 0 Z N"/></draw:custom-shape><draw:custom-shape text:anchor-type="paragraph" draw:z-index="3" draw:name="Shape 5" draw:style-name="gr5" draw:text-style-name="P51" svg:width="0.865in" svg:height="0.4169in" svg:x="4.0547in" svg:y="0.0563in"><text:p><text:s text:c="5"/>int</text:p><draw:enhanced-geometry svg:viewBox="0 0 21600 21600" draw:type="rectangle" draw:enhanced-path="M 0 0 L 21600 0 21600 21600 0 21600 0 0 Z N"/></draw:custom-shape><draw:custom-shape text:anchor-type="paragraph" draw:z-index="4" draw:name="Shape 6" draw:style-name="gr5" draw:text-style-name="P51" svg:width="0.865in" svg:height="0.4169in" svg:x="5.5028in" svg:y="0.0563in"><text:p><text:s text:c="6"/>long</text:p><draw:enhanced-geometry svg:viewBox="0 0 21600 21600" draw:type="rectangle" draw:enhanced-path="M 0 0 L 21600 0 21600 21600 0 21600 0 0 Z N"/></draw:custom-shape><draw:custom-shape text:anchor-type="paragraph" draw:z-index="7" draw:name="Shape 10" draw:style-name="gr1" svg:width="0.4378in" svg:height="0.2398in" svg:x="2.3362in" svg:y="0.1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11" draw:style-name="gr4" svg:width="0.4169in" svg:height="0.2398in" svg:x="3.6382in" svg:y="0.11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2" draw:style-name="gr1" svg:width="0.4378in" svg:height="0.2398in" svg:x="4.9819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draw:custom-shape text:anchor-type="paragraph" draw:z-index="10" draw:name="Shape 13" draw:style-name="gr2" svg:width="1.1043in" svg:height="0.2398in" draw:transform="rotate (-2.38219989604706) translate (5.89861111111111in 0.2472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4" draw:style-name="gr3" svg:width="0.7677in" svg:height="0.2398in" draw:transform="rotate (-1.58039563768087) translate (4.59305555555556in 0.17708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 16" draw:style-name="gr3" svg:width="0.7677in" svg:height="0.2398in" draw:transform="rotate (-1.58039563768087) translate (6.18680555555556in 0.156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17" draw:style-name="gr2" svg:width="1.1043in" svg:height="0.2398in" draw:transform="rotate (-0.758869158767135) translate (5.08402777777778in 0.02083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7"/>
      <text:p text:style-name="P37"><draw:custom-shape text:anchor-type="paragraph" draw:z-index="5" draw:name="Shape 7" draw:style-name="gr5" draw:text-style-name="P51" svg:width="0.865in" svg:height="0.4169in" svg:x="4.128in" svg:y="0.0398in"><text:p><text:s text:c="5"/>float</text:p><draw:enhanced-geometry svg:viewBox="0 0 21600 21600" draw:type="rectangle" draw:enhanced-path="M 0 0 L 21600 0 21600 21600 0 21600 0 0 Z N"/></draw:custom-shape><draw:custom-shape text:anchor-type="paragraph" draw:z-index="6" draw:name="Shape 8" draw:style-name="gr5" draw:text-style-name="P51" svg:width="0.865in" svg:height="0.4169in" svg:x="5.6071in" svg:y="0.0398in"><text:p><text:s text:c="5"/>doubel</text:p><draw:enhanced-geometry svg:viewBox="0 0 21600 21600" draw:type="rectangle" draw:enhanced-path="M 0 0 L 21600 0 21600 21600 0 21600 0 0 Z N"/></draw:custom-shape><draw:custom-shape text:anchor-type="paragraph" draw:z-index="12" draw:name="Shape 15" draw:style-name="gr1" svg:width="0.4378in" svg:height="0.2398in" svg:x="5.0862in" svg:y="0.1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EX:-</text:p>
      <text:p text:style-name="P25"><text:s text:c="8"/>byte myByte=10;</text:p>
      <text:p text:style-name="P25"><text:s text:c="8"/>short myShort=myByte;</text:p>
      <text:p text:style-name="P25"><text:s text:c="8"/>int myInt=myByte;</text:p>
      <text:p text:style-name="P25"><text:s text:c="8"/>long myLong=myByte;</text:p>
      <text:p text:style-name="P25"><text:s text:c="8"/>float myFloat=myByte;</text:p>
      <text:p text:style-name="P25"><text:s text:c="8"/>double myDouble=myByte;</text:p>
      <text:p text:style-name="P25"/>
      <text:p text:style-name="P26">5.</text:p>
      <text:p text:style-name="P26"/>
      <text:p text:style-name="P13">Run-time Constant</text:p>
      <text:p text:style-name="P13"/>
      <text:p text:style-name="P13"><text:tab/><text:span text:style-name="T8">Runt time Constant is a value that is computed only at the time when the program is running.run-time constant bit slower than compile-time constant.</text:span><text:span text:style-name="T9">JVM knows the value of constant in the run-time environment.</text:span></text:p>
      <text:p text:style-name="P13"/>
      <text:p text:style-name="P13">Compile-time Constant</text:p>
      <text:p text:style-name="P13"/>
      <text:p text:style-name="P26">These constants knows the values that store,that means compiler know the values inside the constant when compile.</text:p>
      <text:p text:style-name="P26"/>
      <text:p text:style-name="P27">final int CONST=10;</text:p>
      <text:p text:style-name="P27">int x=10;</text:p>
      <text:p text:style-name="P27"/>
      <text:p text:style-name="P27"/>
      <text:p text:style-name="P27"><text:soft-page-break/></text:p>
      <text:p text:style-name="P28">6.</text:p>
      <text:p text:style-name="P14"/>
      <text:p text:style-name="P45">when converting data types from higher to lower, called narrowing primitive conversions. Implicitly, conversion means a data type converts automatically from a higher data type to a lower data type.</text:p>
      <text:p text:style-name="P46">In the casting, the data types are not being converted from higher to lower data types. Those have to be converted explicitly.</text:p>
      <text:p text:style-name="P29"/>
      <text:p text:style-name="P38">Conditions for implicit narrowing conversions</text:p>
      <text:p text:style-name="P38"/>
      <text:list xml:id="list1526129335" text:style-name="L2">
        <text:list-item>
          <text:p text:style-name="P48"><text:span text:style-name="T14">It should be an assignment Context.</text:span></text:p>
        </text:list-item>
        <text:list-item>
          <text:p text:style-name="P49"><text:span text:style-name="T11">Constants should be compile-time constants.</text:span></text:p>
        </text:list-item>
        <text:list-item>
          <text:p text:style-name="P49"><text:span text:style-name="T11">The value should be in the bit range of the data type that is going to be converted.</text:span></text:p>
        </text:list-item>
      </text:list>
      <text:p text:style-name="Text_20_body"><text:span text:style-name="T12"/></text:p>
      <text:p text:style-name="P50"><text:span text:style-name="T12">7.</text:span></text:p>
      <text:p text:style-name="P47">The method of data storage is different for integers and Floating numbers. Therefore, long data types can be stored in float data types, even 32 bits. Floating numbers can store huge values, but their accuracy is less than that of int-type numbers.</text:p>
      <text:p text:style-name="P41"/>
      <text:p text:style-name="P42">8.</text:p>
      <text:p text:style-name="P44">Most programming needs can be fulfilled by using 32-bit integers, which provide a good balance between memory efficiency and the range of values that can be represented. Larger data types, such as long, would unnecessarily consume more memory, while smaller data types, such as byte and short, might result in frequent type conversions.</text:p>
      <text:p text:style-name="P42"/>
      <text:p text:style-name="P43"/>
      <text:p text:style-name="P50"><text:span text:style-name="T12"/></text:p>
      <text:p text:style-name="P30"/>
      <text:p text:style-name="P31"/>
      <text:p text:style-name="P31"/>
      <text:p text:style-name="P35"/>
      <text:p text:style-name="P34"/>
      <text:p text:style-name="P34"/>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36:36.707874191</meta:creation-date>
    <meta:generator>LibreOffice/7.3.7.2$Linux_X86_64 LibreOffice_project/30$Build-2</meta:generator>
    <dc:date>2023-07-31T16:02:43.188754521</dc:date>
    <meta:editing-duration>PT3H6M13S</meta:editing-duration>
    <meta:editing-cycles>23</meta:editing-cycles>
    <meta:document-statistic meta:table-count="0" meta:image-count="0" meta:object-count="0" meta:page-count="3" meta:paragraph-count="53" meta:word-count="475" meta:character-count="2998" meta:non-whitespace-character-count="2523"/>
  </office:meta>
</office:document-meta>
</file>